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Quercus phellos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0.231883038983" calcext:value-type="percentage">
            <text:p>23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7874620511" calcext:value-type="percentage">
            <text:p>75.79%</text:p>
          </table:table-cell>
          <table:table-cell office:value-type="percentage" office:value="0.11336890665" calcext:value-type="percentage">
            <text:p>11.3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17017641277" calcext:value-type="percentage">
            <text:p>21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974996219438" calcext:value-type="percentage">
            <text:p>9.75%</text:p>
          </table:table-cell>
          <table:table-cell/>
          <table:table-cell table:formula="of:=AVERAGE([.B1:.T1])" office:value-type="percentage" office:value="0.0787579905202667" calcext:value-type="percentage">
            <text:p>7.88%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502041069722" calcext:value-type="percentage">
            <text:p>5.02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number-columns-repeated="7"/>
          <table:table-cell table:formula="of:=AVERAGE([.B2:.T2])" office:value-type="percentage" office:value="0.00418367558101667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percentage" office:value="0.661262680492" calcext:value-type="percentage">
            <text:p>66.1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892954714211" calcext:value-type="percentage">
            <text:p>89.30%</text:p>
          </table:table-cell>
          <table:table-cell office:value-type="percentage" office:value="0.964987566924" calcext:value-type="percentage">
            <text:p>96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11053002725" calcext:value-type="percentage">
            <text:p>61.11%</text:p>
          </table:table-cell>
          <table:table-cell office:value-type="percentage" office:value="0.960766029158" calcext:value-type="percentage">
            <text:p>96.08%</text:p>
          </table:table-cell>
          <table:table-cell office:value-type="percentage" office:value="0.985181689234" calcext:value-type="percentage">
            <text:p>98.52%</text:p>
          </table:table-cell>
          <table:table-cell table:number-columns-repeated="3" office:value-type="percentage" office:value="1" calcext:value-type="percentage">
            <text:p>100.00%</text:p>
          </table:table-cell>
          <table:table-cell office:value-type="percentage" office:value="0.532877220229" calcext:value-type="percentage">
            <text:p>53.29%</text:p>
          </table:table-cell>
          <table:table-cell office:value-type="percentage" office:value="0.952008137769" calcext:value-type="percentage">
            <text:p>95.20%</text:p>
          </table:table-cell>
          <table:table-cell table:number-columns-repeated="3" office:value-type="percentage" office:value="1" calcext:value-type="percentage">
            <text:p>100.00%</text:p>
          </table:table-cell>
          <table:table-cell office:value-type="percentage" office:value="0.994230062289" calcext:value-type="percentage">
            <text:p>99.42%</text:p>
          </table:table-cell>
          <table:table-cell office:value-type="percentage" office:value="0.767134882828" calcext:value-type="percentage">
            <text:p>76.71%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0.00747743246968" calcext:value-type="percentage">
            <text:p>0.75%</text:p>
          </table:table-cell>
          <table:table-cell table:number-columns-repeated="10" office:value-type="percentage" office:value="0" calcext:value-type="percentage">
            <text:p>0.00%</text:p>
          </table:table-cell>
          <table:table-cell/>
          <table:table-cell table:formula="of:=AVERAGE([.B4:.T4])" office:value-type="percentage" office:value="0.00041541291498222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table:number-columns-repeated="19" office:value-type="percentage" office:value="0" calcext:value-type="percentage">
            <text:p>0.00%</text:p>
          </table:table-cell>
          <table:table-cell table:formula="of:=AVERAGE([.B5:.T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table:number-columns-repeated="18" office:value-type="percentage" office:value="0" calcext:value-type="percentage">
            <text:p>0.00%</text:p>
          </table:table-cell>
          <table:table-cell/>
          <table:table-cell table:formula="of:=AVERAGE([.B6:.T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table:number-columns-repeated="9" office:value-type="percentage" office:value="0" calcext:value-type="percentage">
            <text:p>0.00%</text:p>
          </table:table-cell>
          <table:table-cell office:value-type="percentage" office:value="0.0160063187229" calcext:value-type="percentage">
            <text:p>1.6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number-columns-repeated="5"/>
          <table:table-cell table:formula="of:=AVERAGE([.B7:.T7])" office:value-type="percentage" office:value="0.00114330848020714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305480505658" calcext:value-type="percentage">
            <text:p>30.55%</text:p>
          </table:table-cell>
          <table:table-cell table:number-columns-repeated="8" office:value-type="percentage" office:value="0" calcext:value-type="percentage">
            <text:p>0.00%</text:p>
          </table:table-cell>
          <table:table-cell office:value-type="percentage" office:value="0.047010764049" calcext:value-type="percentage">
            <text:p>4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26758280086" calcext:value-type="percentage">
            <text:p>0.83%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table:formula="of:=AVERAGE([.B8:.T8])" office:value-type="percentage" office:value="0.0200421584726589" calcext:value-type="percentage">
            <text:p>2.00%</text:p>
          </table:table-cell>
        </table:table-row>
        <table:table-row table:style-name="ro1">
          <table:table-cell/>
          <table:table-cell table:style-name="Default" table:number-columns-repeated="19"/>
          <table:table-cell table:formula="of:=AVERAGE([.U1:.U8])" office:value-type="percentage" office:value="0.0149346494241617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Default" office:value-type="float" office:value="0.0099929469" calcext:value-type="float">
            <text:p>0.0099929469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float" office:value="2528" calcext:value-type="float">
            <text:p>2528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19"/>
        </table:table-row>
        <table:table-row table:style-name="ro1">
          <table:table-cell office:value-type="string" calcext:value-type="string">
            <text:p>hidden neuron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14:26:25.750077478</dc:date>
    <meta:editing-duration>PT7M</meta:editing-duration>
    <meta:editing-cycles>1</meta:editing-cycles>
    <meta:document-statistic meta:table-count="1" meta:cell-count="160" meta:object-count="0"/>
    <meta:generator>LibreOffice/5.0.2.2$Linux_X86_64 LibreOffice_project/00m0$Build-2</meta:generator>
  </office:meta>
</office:document-meta>
</file>